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3E200003E1D00003E1D9101B45A20183981.svg" manifest:media-type="image/svg+xml"/>
  <manifest:file-entry manifest:full-path="Pictures/100002010000020100000201DC9045DC458093DF.png" manifest:media-type="image/png"/>
  <manifest:file-entry manifest:full-path="Pictures/1000020100000259000002598265B07FB28274B0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8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gr20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0pt" style:font-size-asian="6pt" style:font-size-complex="6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6pt" style:font-size-complex="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cm" svg:height="1cm" svg:x="1.7cm" svg:y="5.3cm">
          <draw:text-box>
            <text:p><text:span text:style-name="T2">T</text:span></text:p>
          </draw:text-box>
        </draw:frame>
        <draw:frame draw:style-name="gr9" draw:text-style-name="P7" draw:layer="layout" svg:width="1.086cm" svg:height="0.645cm" svg:x="1.934cm" svg:y="5.638cm">
          <draw:text-box>
            <text:p text:style-name="P6"><text:span text:style-name="T3">orig</text:span></text:p>
          </draw:text-box>
        </draw:frame>
        <draw:line draw:style-name="gr10" draw:text-style-name="P2" draw:layer="layout" svg:x1="4.6cm" svg:y1="2.625cm" svg:x2="5.7cm" svg:y2="2.625cm">
          <text:p/>
        </draw:line>
        <draw:frame draw:style-name="gr11" draw:text-style-name="P8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16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5.3cm" svg:height="1.199cm" svg:x="5.8cm" svg:y="5.288cm">
          <draw:text-box>
            <text:p text:style-name="P9"><text:span text:style-name="T4">Sever </text:span><text:span text:style-name="T5">u</text:span><text:span text:style-name="T4"> <text:s/>= 3 from its original parent, 4</text:span></text:p>
          </draw:text-box>
        </draw:frame>
        <draw:frame draw:style-name="gr18" draw:text-style-name="P2" draw:layer="layout" svg:width="0.5cm" svg:height="0.5cm" svg:x="8.6cm" svg:y="3.4cm">
          <draw:image xlink:href="Pictures/100006A900003505000035057D52440FE495EB16.svg" xlink:type="simple" xlink:show="embed" xlink:actuate="onLoad">
            <text:p/>
          </draw:image>
          <draw:image xlink:href="Pictures/100002010000020100000201DC9045DC458093DF.png" xlink:type="simple" xlink:show="embed" xlink:actuate="onLoad"/>
        </draw:frame>
        <draw:line draw:style-name="gr10" draw:text-style-name="P2" draw:layer="layout" svg:x1="10.199cm" svg:y1="2.625cm" svg:x2="11.299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276cm" svg:y2="3.126cm" draw:start-shape="id11" draw:start-glue-point="5" draw:end-shape="id12" draw:end-glue-point="8" svg:d="M14351 4301c0-636-2075-49-2075-1175" svg:viewBox="0 0 2076 1176">
          <text:p/>
        </draw:connector>
        <draw:frame draw:style-name="gr17" draw:text-style-name="P10" draw:layer="layout" svg:width="5.3cm" svg:height="1.199cm" svg:x="11.5cm" svg:y="5.302cm">
          <draw:text-box>
            <text:p text:style-name="P9"><text:span text:style-name="T4">Reparent </text:span><text:span text:style-name="T5">u</text:span><text:span text:style-name="T4"> <text:s/>= 3 to its new parent, </text:span><text:span text:style-name="T5">v</text:span><text:span text:style-name="T4"> <text:s/>= 2</text:span></text:p>
          </draw:text-box>
        </draw:frame>
        <draw:frame draw:style-name="gr18" draw:text-style-name="P2" draw:layer="layout" svg:width="0.574cm" svg:height="0.574cm" svg:x="14.2cm" svg:y="3.5cm">
          <draw:image xlink:href="Pictures/100003E200003E1D00003E1D9101B45A20183981.svg" xlink:type="simple" xlink:show="embed" xlink:actuate="onLoad">
            <text:p/>
          </draw:image>
          <draw:image xlink:href="Pictures/1000020100000259000002598265B07FB28274B0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6">(</text:span><text:span text:style-name="T2">q </text:span><text:span text:style-name="T6">)</text:span></text:p>
          </draw:text-box>
        </draw:frame>
        <draw:frame draw:style-name="gr19" draw:text-style-name="P11" draw:layer="layout" svg:width="0.3cm" svg:height="0.645cm" svg:x="16.4cm" svg:y="3.6cm">
          <draw:text-box>
            <text:p><text:span text:style-name="T7">3</text:span></text:p>
          </draw:text-box>
        </draw:frame>
        <draw:connector draw:style-name="gr13" draw:text-style-name="P2" draw:layer="layout" draw:type="curve" svg:x1="12.988cm" svg:y1="0.813cm" svg:x2="12.288cm" svg:y2="1.913cm" svg:d="M12988 813c-467 0-700 366-700 1100" svg:viewBox="0 0 701 1101">
          <text:p/>
        </draw:connector>
        <draw:frame draw:style-name="gr20" draw:text-style-name="P12" draw:layer="layout" svg:width="0.3cm" svg:height="0.645cm" svg:x="7.943cm" svg:y="5.503cm">
          <draw:text-box>
            <text:p text:style-name="P6"><text:span text:style-name="T8">3</text:span></text:p>
          </draw:text-box>
        </draw:frame>
        <draw:frame draw:style-name="gr20" draw:text-style-name="P12" draw:layer="layout" svg:width="0.3cm" svg:height="0.645cm" svg:x="14.191cm" svg:y="5.504cm">
          <draw:text-box>
            <text:p text:style-name="P6"><text:span text:style-name="T8">3</text:span></text:p>
          </draw:text-box>
        </draw:frame>
        <draw:frame draw:style-name="gr20" draw:text-style-name="P12" draw:layer="layout" svg:width="0.3cm" svg:height="0.645cm" svg:x="14.919cm" svg:y="5.985cm">
          <draw:text-box>
            <text:p text:style-name="P6"><text:span text:style-name="T8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9:24:07.624753392</dc:date>
    <meta:editing-duration>PT15H59S</meta:editing-duration>
    <meta:editing-cycles>42</meta:editing-cycles>
    <meta:generator>LibreOffice/6.0.7.3$Linux_X86_64 LibreOffice_project/00m0$Build-3</meta:generator>
    <meta:document-statistic meta:object-count="62"/>
  </office:meta>
</office:document-meta>
</file>